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 style:shadow="none"/>
    </style:style>
    <style:style style:name="Tabella2.A" style:family="table-column">
      <style:table-column-properties style:column-width="1.799cm" style:rel-column-width="1020*"/>
    </style:style>
    <style:style style:name="Tabella2.B" style:family="table-column">
      <style:table-column-properties style:column-width="1.203cm" style:rel-column-width="682*"/>
    </style:style>
    <style:style style:name="Tabella2.D" style:family="table-column">
      <style:table-column-properties style:column-width="16.194cm" style:rel-column-width="9181*"/>
    </style:style>
    <style:style style:name="Tabella2.E" style:family="table-column">
      <style:table-column-properties style:column-width="8.102cm" style:rel-column-width="4593*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transparent" fo:padding="0cm" fo:border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4.296cm" table:align="margins"/>
    </style:style>
    <style:style style:name="Tabella1.A" style:family="table-column">
      <style:table-column-properties style:column-width="8.098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08f7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T10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24">Padre</text:p>
            </table:table-cell>
            <table:table-cell table:style-name="Tabella2.A1" office:value-type="string">
              <text:p text:style-name="P24">Neg.</text:p>
            </table:table-cell>
            <table:table-cell table:style-name="Tabella2.A1" office:value-type="string">
              <text:p text:style-name="P24">DB</text:p>
            </table:table-cell>
            <table:table-cell table:style-name="Tabella2.A1" office:value-type="string">
              <text:p text:style-name="P24">Semilavorati</text:p>
            </table:table-cell>
            <table:table-cell table:style-name="Tabella2.E1" office:value-type="string">
              <text:p text:style-name="P25">Componenti</text:p>
            </table:table-cell>
          </table:table-row>
        </table:table-header-rows>
        <table:table-row>
          <table:table-cell table:style-name="Tabella2.A3" office:value-type="string">
            <text:p text:style-name="P20"><text:text-input text:description="&lt;for each=&quot;(parent, record, hws) in get_object(data)&quot;&gt;">starts for loop</text:text-input></text:p>
          </table:table-cell>
          <table:table-cell table:style-name="Tabella2.B2" office:value-type="string">
            <text:p text:style-name="P23"/>
          </table:table-cell>
          <table:table-cell table:style-name="Tabella2.C2" office:value-type="string">
            <text:p text:style-name="P23"/>
          </table:table-cell>
          <table:table-cell table:style-name="Tabella2.D2" table:number-columns-spanned="2" office:value-type="string">
            <text:p text:style-name="P23"/>
          </table:table-cell>
          <table:covered-table-cell/>
        </table:table-row>
        <table:table-row>
          <table:table-cell table:style-name="Tabella2.A3" office:value-type="string">
            <text:p text:style-name="P26"><text:placeholder text:placeholder-type="text">&lt;parent&gt;</text:placeholder></text:p>
          </table:table-cell>
          <table:table-cell table:style-name="Tabella2.B3" office:value-type="string">
            <text:p text:style-name="P28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C3" office:value-type="string">
            <text:p text:style-name="P28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3" table:number-columns-spanned="2" office:value-type="string">
            <table:table table:name="Tabella1" table:style-name="Tabella1">
              <table:table-column table:style-name="Tabella1.A" table:number-columns-repeated="3"/>
              <table:table-row>
                <table:table-cell table:style-name="Tabella1.A1" office:value-type="string">
                  <text:p text:style-name="P27"><text:placeholder text:placeholder-type="text">&lt;for each="hw in hws"&gt;</text:placeholder></text:p>
                </table:table-cell>
                <table:table-cell table:style-name="Tabella1.A1" office:value-type="string">
                  <text:p text:style-name="P23"/>
                </table:table-cell>
                <table:table-cell table:style-name="Tabella1.C1" office:value-type="string">
                  <text:p text:style-name="P23"/>
                </table:table-cell>
              </table:table-row>
              <table:table-row>
                <table:table-cell table:style-name="Tabella1.A2" office:value-type="string">
                  <text:p text:style-name="P27"><text:placeholder text:placeholder-type="text">&lt;'%s' %get_hw(hw)&gt;</text:placeholder></text:p>
                </table:table-cell>
                <table:table-cell table:style-name="Tabella1.A2" office:value-type="string">
                  <text:p text:style-name="P23"/>
                </table:table-cell>
                <table:table-cell table:style-name="Tabella1.C2" office:value-type="string">
                  <text:p text:style-name="P23"/>
                </table:table-cell>
              </table:table-row>
              <table:table-row>
                <table:table-cell table:style-name="Tabella1.A2" office:value-type="string">
                  <text:p text:style-name="P27"><text:placeholder text:placeholder-type="text">&lt;/for&gt;</text:placeholder></text:p>
                </table:table-cell>
                <table:table-cell table:style-name="Tabella1.A2" office:value-type="string">
                  <text:p text:style-name="P23"/>
                </table:table-cell>
                <table:table-cell table:style-name="Tabella1.C2" office:value-type="string">
                  <text:p text:style-name="P23"/>
                </table:table-cell>
              </table:table-row>
            </table:table>
            <text:p text:style-name="P23"/>
          </table:table-cell>
          <table:covered-table-cell/>
        </table:table-row>
        <table:table-row>
          <table:table-cell table:style-name="Tabella2.A4" office:value-type="string">
            <text:p text:style-name="P22"><text:text-input text:description="&lt;/for&gt;">ends for loop</text:text-input></text:p>
          </table:table-cell>
          <table:table-cell table:style-name="Tabella2.B4" office:value-type="string">
            <text:p text:style-name="P23"/>
          </table:table-cell>
          <table:table-cell table:style-name="Tabella2.C4" office:value-type="string">
            <text:p text:style-name="P23"/>
          </table:table-cell>
          <table:table-cell table:style-name="Tabella2.D4" table:number-columns-spanned="2" office:value-type="string">
            <text:p text:style-name="P23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Nota: 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2:03:35.180575816</dc:date>
    <dc:creator>thebrush </dc:creator>
    <meta:editing-duration>PT12H27M17S</meta:editing-duration>
    <meta:editing-cycles>134</meta:editing-cycles>
    <meta:document-statistic meta:table-count="2" meta:image-count="4" meta:object-count="0" meta:page-count="1" meta:paragraph-count="18" meta:word-count="60" meta:character-count="512" meta:non-whitespace-character-count="424"/>
  </office:meta>
</office:document-meta>
</file>